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able-cell-properties fo:background-color="#b2b2b2"/>
      <style:text-properties style:font-name="Times New Roman"/>
    </style:style>
    <style:style style:name="ce11" style:family="table-cell" style:parent-style-name="Default" style:data-style-name="N63"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1"/>
        <table:table-column table:style-name="co1" table:default-cell-style-name="ce2"/>
        <table:table-column table:style-name="co1" table:number-columns-repeated="2" table:default-cell-style-name="ce11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23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7" calcext:value-type="date">
            <text:p>11/17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47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20" calcext:value-type="date">
            <text:p>11/2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71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21" calcext:value-type="date">
            <text:p>11/21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21" calcext:value-type="date">
            <text:p>11/21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95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22" calcext:value-type="date">
            <text:p>11/22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22" calcext:value-type="date">
            <text:p>11/2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119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23" calcext:value-type="date">
            <text:p>11/2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6" calcext:value-type="date">
            <text:p>11/16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7" calcext:value-type="date">
            <text:p>11/17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7" calcext:value-type="date">
            <text:p>11/17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8" calcext:value-type="date">
            <text:p>11/18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9" calcext:value-type="date">
            <text:p>11/19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20" calcext:value-type="date">
            <text:p>11/20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21" calcext:value-type="date">
            <text:p>11/2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23" calcext:value-type="date">
            <text:p>11/2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7" calcext:value-type="date">
            <text:p>11/17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7" calcext:value-type="date">
            <text:p>11/17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8" calcext:value-type="date">
            <text:p>11/18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8" calcext:value-type="date">
            <text:p>11/18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9" calcext:value-type="date">
            <text:p>11/19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20" calcext:value-type="date">
            <text:p>11/2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23" calcext:value-type="date">
            <text:p>11/23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23" calcext:value-type="date">
            <text:p>11/23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6" calcext:value-type="date">
            <text:p>11/16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7" calcext:value-type="date">
            <text:p>11/17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7" calcext:value-type="date">
            <text:p>11/17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9" calcext:value-type="date">
            <text:p>11/19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9" calcext:value-type="date">
            <text:p>11/1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20" calcext:value-type="date">
            <text:p>11/20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22" calcext:value-type="date">
            <text:p>11/2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23" calcext:value-type="date">
            <text:p>11/23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8" calcext:value-type="date">
            <text:p>11/18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8" calcext:value-type="date">
            <text:p>11/18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9" calcext:value-type="date">
            <text:p>11/19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20" calcext:value-type="date">
            <text:p>11/20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21" calcext:value-type="date">
            <text:p>11/2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21" calcext:value-type="date">
            <text:p>11/2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22" calcext:value-type="date">
            <text:p>11/2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22" calcext:value-type="date">
            <text:p>11/2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6" calcext:value-type="date">
            <text:p>11/16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7" calcext:value-type="date">
            <text:p>11/17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8" calcext:value-type="date">
            <text:p>11/18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9" calcext:value-type="date">
            <text:p>11/1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46H30M00S" calcext:value-type="time">
            <text:p>10:30:00 PM</text:p>
          </table:table-cell>
          <table:table-cell table:style-name="ce10" office:value-type="time" office:time-value="PT28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8" calcext:value-type="date">
            <text:p>11/18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2H45M00S" calcext:value-type="time">
            <text:p>02:4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9" calcext:value-type="date">
            <text:p>11/19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51H00M00S" calcext:value-type="time">
            <text:p>03:00:00 AM</text:p>
          </table:table-cell>
          <table:table-cell table:style-name="ce10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75H00M00S" calcext:value-type="time">
            <text:p>03:00:00 AM</text:p>
          </table:table-cell>
          <table:table-cell table:style-name="ce10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6" calcext:value-type="date">
            <text:p>11/16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7" calcext:value-type="date">
            <text:p>11/17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7" calcext:value-type="date">
            <text:p>11/17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8" calcext:value-type="date">
            <text:p>11/18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8" calcext:value-type="date">
            <text:p>11/18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9" calcext:value-type="date">
            <text:p>11/19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9" calcext:value-type="date">
            <text:p>11/1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20" calcext:value-type="date">
            <text:p>11/2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21" calcext:value-type="date">
            <text:p>11/2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22" calcext:value-type="date">
            <text:p>11/22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7" calcext:value-type="date">
            <text:p>11/17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12H00M00S" calcext:value-type="time">
            <text:p>12:00:00 PM</text:p>
          </table:table-cell>
          <table:table-cell table:style-name="ce10" office:value-type="time" office:time-value="PT20H00M00S" calcext:value-type="time">
            <text:p>08:00:00 PM</text:p>
          </table:table-cell>
          <table:table-cell table:style-name="ce3" office:value-type="date" office:date-value="2024-11-17" calcext:value-type="date">
            <text:p>11/17/24</text:p>
          </table:table-cell>
          <table:table-cell table:style-name="ce10" office:value-type="time" office:time-value="PT15H00M00S" calcext:value-type="time">
            <text:p>03:00:00 PM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8" calcext:value-type="date">
            <text:p>11/18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36H00M00S" calcext:value-type="time">
            <text:p>12:00:00 PM</text:p>
          </table:table-cell>
          <table:table-cell table:style-name="ce10" office:value-type="time" office:time-value="PT44H00M00S" calcext:value-type="time">
            <text:p>08:00:00 PM</text:p>
          </table:table-cell>
          <table:table-cell table:style-name="ce3" office:value-type="date" office:date-value="2024-11-18" calcext:value-type="date">
            <text:p>11/18/24</text:p>
          </table:table-cell>
          <table:table-cell table:style-name="ce10" office:value-type="time" office:time-value="PT39H00M00S" calcext:value-type="time">
            <text:p>03:00:00 PM</text:p>
          </table:table-cell>
          <table:table-cell table:style-name="ce10" office:value-type="time" office:time-value="PT40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60H00M00S" calcext:value-type="time">
            <text:p>12:00:00 PM</text:p>
          </table:table-cell>
          <table:table-cell table:style-name="ce10" office:value-type="time" office:time-value="PT68H00M00S" calcext:value-type="time">
            <text:p>08:00:00 PM</text:p>
          </table:table-cell>
          <table:table-cell table:style-name="ce3" office:value-type="date" office:date-value="2024-11-20" calcext:value-type="date">
            <text:p>11/20/24</text:p>
          </table:table-cell>
          <table:table-cell table:style-name="ce10" office:value-type="time" office:time-value="PT63H00M00S" calcext:value-type="time">
            <text:p>03:00:00 PM</text:p>
          </table:table-cell>
          <table:table-cell table:style-name="ce10" office:value-type="time" office:time-value="PT64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84H00M00S" calcext:value-type="time">
            <text:p>12:00:00 PM</text:p>
          </table:table-cell>
          <table:table-cell table:style-name="ce10" office:value-type="time" office:time-value="PT92H00M00S" calcext:value-type="time">
            <text:p>08:00:00 PM</text:p>
          </table:table-cell>
          <table:table-cell table:style-name="ce3" office:value-type="date" office:date-value="2024-11-22" calcext:value-type="date">
            <text:p>11/22/24</text:p>
          </table:table-cell>
          <table:table-cell table:style-name="ce10" office:value-type="time" office:time-value="PT87H00M00S" calcext:value-type="time">
            <text:p>03:00:00 PM</text:p>
          </table:table-cell>
          <table:table-cell table:style-name="ce10" office:value-type="time" office:time-value="PT88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23" calcext:value-type="date">
            <text:p>11/23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108H00M00S" calcext:value-type="time">
            <text:p>12:00:00 PM</text:p>
          </table:table-cell>
          <table:table-cell table:style-name="ce10" office:value-type="time" office:time-value="PT116H00M00S" calcext:value-type="time">
            <text:p>08:00:00 PM</text:p>
          </table:table-cell>
          <table:table-cell table:style-name="ce3" office:value-type="date" office:date-value="2024-11-23" calcext:value-type="date">
            <text:p>11/23/24</text:p>
          </table:table-cell>
          <table:table-cell table:style-name="ce10" office:value-type="time" office:time-value="PT111H00M00S" calcext:value-type="time">
            <text:p>03:00:00 PM</text:p>
          </table:table-cell>
          <table:table-cell table:style-name="ce10" office:value-type="time" office:time-value="PT112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12" table:number-columns-repeated="3"/>
          <table:table-cell table:style-name="ce8"/>
          <table:table-cell table:number-columns-repeated="16371"/>
        </table:table-row>
        <table:table-row table:style-name="ro1">
          <table:table-cell office:value-type="date" office:date-value="2024-11-18" calcext:value-type="date">
            <text:p>11/18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3H00M00S" calcext:value-type="time">
            <text:p>11:00:00 PM</text:p>
          </table:table-cell>
          <table:table-cell table:number-columns-repeated="3"/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8H45M00S" calcext:value-type="time">
            <text:p>06:45:00 PM</text:p>
          </table:table-cell>
          <table:table-cell office:value-type="time" office:time-value="PT23H30M00S" calcext:value-type="time">
            <text:p>11:30:00 PM</text:p>
          </table:table-cell>
          <table:table-cell table:number-columns-repeated="3"/>
          <table:table-cell office:value-type="string" calcext:value-type="string">
            <text:p>checker sco*</text:p>
          </table:table-cell>
          <table:table-cell table:number-columns-repeated="16375"/>
        </table:table-row>
        <table:table-row table:style-name="ro1">
          <table:table-cell office:value-type="date" office:date-value="2024-11-21" calcext:value-type="date">
            <text:p>11/21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42H45M00S" calcext:value-type="time">
            <text:p>06:45:00 PM</text:p>
          </table:table-cell>
          <table:table-cell office:value-type="time" office:time-value="PT47H30M00S" calcext:value-type="time">
            <text:p>11:30:00 PM</text:p>
          </table:table-cell>
          <table:table-cell table:number-columns-repeated="3"/>
          <table:table-cell office:value-type="string" calcext:value-type="string">
            <text:p>checker sco*</text:p>
          </table:table-cell>
          <table:table-cell table:number-columns-repeated="16375"/>
        </table:table-row>
        <table:table-row table:style-name="ro1">
          <table:table-cell office:value-type="date" office:date-value="2024-11-22" calcext:value-type="date">
            <text:p>11/22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4H00M00S" calcext:value-type="time">
            <text:p>02:00:00 PM</text:p>
          </table:table-cell>
          <table:table-cell table:number-columns-repeated="3"/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>
          <table:table-cell office:value-type="date" office:date-value="2024-11-23" calcext:value-type="date">
            <text:p>11/23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39H00M00S" calcext:value-type="time">
            <text:p>03:00:00 PM</text:p>
          </table:table-cell>
          <table:table-cell office:value-type="time" office:time-value="PT20H30M00S" calcext:value-type="time">
            <text:p>08:30:00 PM</text:p>
          </table:table-cell>
          <table:table-cell table:number-columns-repeated="3"/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>
          <table:table-cell office:value-type="date" office:date-value="2024-11-18" calcext:value-type="date">
            <text:p>11/18/2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receli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7" calcext:value-type="date">
            <text:p>11/17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receli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8" calcext:value-type="date">
            <text:p>11/18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receli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20" calcext:value-type="date">
            <text:p>11/20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51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21" calcext:value-type="date">
            <text:p>11/21/2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receli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21" calcext:value-type="date">
            <text:p>11/2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75H30M00S" calcext:value-type="time">
            <text:p>03:30:00 AM</text:p>
          </table:table-cell>
          <table:table-cell office:value-type="string" calcext:value-type="string">
            <text:p>dairy</text:p>
          </table:table-cell>
          <table:table-cell table:number-columns-repeated="16375"/>
        </table:table-row>
        <table:table-row table:style-name="ro1">
          <table:table-cell office:value-type="date" office:date-value="2024-11-22" calcext:value-type="date">
            <text:p>11/22/2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receli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23" calcext:value-type="date">
            <text:p>11/2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99H30M00S" calcext:value-type="time">
            <text:p>03:30:00 AM</text:p>
          </table:table-cell>
          <table:table-cell office:value-type="string" calcext:value-type="string">
            <text:p>dairy</text:p>
          </table:table-cell>
          <table:table-cell table:number-columns-repeated="16375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16378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08:01:22.822938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8T08:49:20.232098791</dc:date>
    <meta:editing-duration>PT8H11M55S</meta:editing-duration>
    <meta:editing-cycles>44</meta:editing-cycles>
    <meta:generator>LibreOffice/24.8.1.2$Linux_X86_64 LibreOffice_project/480$Build-2</meta:generator>
    <meta:document-statistic meta:table-count="1" meta:cell-count="474" meta:object-count="0"/>
  </office:meta>
</office:document-meta>
</file>